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0a3757" officeooo:paragraph-rsid="000a3757" style:font-weight-asian="bold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d1d5db" loext:opacity="100%" style:font-name="S hne" fo:font-size="12pt" fo:letter-spacing="normal" fo:font-style="normal"/>
    </style:style>
    <style:style style:name="T2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rlos Varela Iglesias</text:p>
      <text:p text:style-name="P1"/>
      <text:p text:style-name="P1">A) Convertir los atributos en etiquetas:</text:p>
      <text:p text:style-name="P1"/>
      <text:p text:style-name="P3">&lt;?xml version="1.0" encoding="UTF-8"?&gt;</text:p>
      <text:p text:style-name="P3">&lt;xsl:stylesheet version="1.0" xmlns:xsl="http://www.w3.org/1999/XSL/Transform"&gt;</text:p>
      <text:p text:style-name="P3"><text:s text:c="2"/></text:p>
      <text:p text:style-name="P3"><text:s text:c="2"/>&lt;xsl:template match="museos"&gt;</text:p>
      <text:p text:style-name="P3"><text:s text:c="4"/>&lt;museos&gt;</text:p>
      <text:p text:style-name="P3"><text:s text:c="6"/>&lt;xsl:apply-templates/&gt;</text:p>
      <text:p text:style-name="P3"><text:s text:c="4"/>&lt;/museos&gt;</text:p>
      <text:p text:style-name="P3"><text:s text:c="2"/>&lt;/xsl:template&gt;</text:p>
      <text:p text:style-name="P3"><text:s text:c="2"/></text:p>
      <text:p text:style-name="P3"><text:s text:c="2"/>&lt;xsl:template match="museo"&gt;</text:p>
      <text:p text:style-name="P3"><text:s text:c="4"/>&lt;museo&gt;</text:p>
      <text:p text:style-name="P3"><text:s text:c="6"/>&lt;nome&gt;</text:p>
      <text:p text:style-name="P3"><text:s text:c="8"/>&lt;xsl:value-of select="@nome"/&gt;</text:p>
      <text:p text:style-name="P3"><text:s text:c="6"/>&lt;/nome&gt;</text:p>
      <text:p text:style-name="P3"><text:s text:c="6"/>&lt;cidade&gt;</text:p>
      <text:p text:style-name="P3"><text:s text:c="8"/>&lt;xsl:value-of select="@cidade"/&gt;</text:p>
      <text:p text:style-name="P3"><text:s text:c="6"/>&lt;/cidade&gt;</text:p>
      <text:p text:style-name="P3"><text:s text:c="6"/>&lt;pais&gt;</text:p>
      <text:p text:style-name="P3"><text:s text:c="8"/>&lt;xsl:value-of select="@pais"/&gt;</text:p>
      <text:p text:style-name="P3"><text:s text:c="6"/>&lt;/pais&gt;</text:p>
      <text:p text:style-name="P3"><text:s text:c="4"/>&lt;/museo&gt;</text:p>
      <text:p text:style-name="P3"><text:s text:c="2"/>&lt;/xsl:template&gt;</text:p>
      <text:p text:style-name="P3"/>
      <text:p text:style-name="P3">&lt;/xsl:stylesheet&gt;</text:p>
      <text:p text:style-name="P3"/>
      <text:p text:style-name="P1">B) Convertir algunos atributos en etiquetas:</text:p>
      <text:p text:style-name="P1"/>
      <text:p text:style-name="P3">&lt;?xml version="1.0" encoding="UTF-8"?&gt;</text:p>
      <text:p text:style-name="P3">&lt;xsl:stylesheet version="1.0" xmlns:xsl="http://www.w3.org/1999/XSL/Transform"&gt;</text:p>
      <text:p text:style-name="P3"><text:s text:c="2"/></text:p>
      <text:p text:style-name="P3"><text:s text:c="2"/>&lt;xsl:template match="museos"&gt;</text:p>
      <text:p text:style-name="P3"><text:s text:c="4"/>&lt;museos&gt;</text:p>
      <text:p text:style-name="P3"><text:s text:c="6"/>&lt;xsl:apply-templates/&gt;</text:p>
      <text:p text:style-name="P3"><text:s text:c="4"/>&lt;/museos&gt;</text:p>
      <text:p text:style-name="P3"><text:s text:c="2"/>&lt;/xsl:template&gt;</text:p>
      <text:p text:style-name="P3"><text:s text:c="2"/></text:p>
      <text:p text:style-name="P3"><text:s text:c="2"/>&lt;xsl:template match="museo"&gt;</text:p>
      <text:p text:style-name="P3"><text:s text:c="4"/>&lt;museo&gt;</text:p>
      <text:p text:style-name="P3"><text:s text:c="6"/>&lt;xsl:attribute name="ubicacion"&gt;</text:p>
      <text:p text:style-name="P3"><text:s text:c="8"/>&lt;xsl:value-of select="@cidade"/&gt;</text:p>
      <text:p text:style-name="P3"><text:s text:c="8"/>&lt;xsl:text&gt; (&lt;/xsl:text&gt;</text:p>
      <text:p text:style-name="P3"><text:s text:c="8"/>&lt;xsl:value-of select="@pais"/&gt;</text:p>
      <text:p text:style-name="P3"><text:s text:c="8"/>&lt;xsl:text&gt;)&lt;/xsl:text&gt;</text:p>
      <text:p text:style-name="P3"><text:s text:c="6"/>&lt;/xsl:attribute&gt;</text:p>
      <text:p text:style-name="P3"><text:s text:c="6"/>&lt;xsl:value-of select="."/&gt;</text:p>
      <text:p text:style-name="P3"><text:s text:c="4"/>&lt;/museo&gt;</text:p>
      <text:p text:style-name="P3"><text:s text:c="2"/>&lt;/xsl:template&gt;</text:p>
      <text:p text:style-name="P3"/>
      <text:p text:style-name="P3"><text:soft-page-break/>&lt;/xsl:stylesheet&gt;</text:p>
      <text:p text:style-name="P3"/>
      <text:p text:style-name="P3"/>
      <text:p text:style-name="P1">C) Cambiar la estructura del documento y convertir algunos atributos en etiquetas:</text:p>
      <text:p text:style-name="P1"/>
      <text:p text:style-name="P3">&lt;?xml version="1.0" encoding="UTF-8"?&gt;</text:p>
      <text:p text:style-name="P3">&lt;xsl:stylesheet version="1.0" xmlns:xsl="http://www.w3.org/1999/XSL/Transform"&gt;</text:p>
      <text:p text:style-name="P3"><text:s text:c="2"/></text:p>
      <text:p text:style-name="P3"><text:s text:c="2"/>&lt;xsl:template match="museos"&gt;</text:p>
      <text:p text:style-name="P3"><text:s text:c="4"/>&lt;cidades&gt;</text:p>
      <text:p text:style-name="P3"><text:s text:c="6"/>&lt;xsl:apply-templates/&gt;</text:p>
      <text:p text:style-name="P3"><text:s text:c="4"/>&lt;/cidades&gt;</text:p>
      <text:p text:style-name="P3"><text:s text:c="2"/>&lt;/xsl:template&gt;</text:p>
      <text:p text:style-name="P3"><text:s text:c="2"/></text:p>
      <text:p text:style-name="P3"><text:s text:c="2"/>&lt;xsl:template match="museo"&gt;</text:p>
      <text:p text:style-name="P3"><text:s text:c="4"/>&lt;xsl:variable name="cidade" select="@cidade"/&gt;</text:p>
      <text:p text:style-name="P3"><text:s text:c="4"/>&lt;cidade nome="{$cidade}"&gt;</text:p>
      <text:p text:style-name="P3"><text:s text:c="6"/>&lt;pais&gt;</text:p>
      <text:p text:style-name="P3"><text:s text:c="8"/>&lt;xsl:value-of select="@pais"/&gt;</text:p>
      <text:p text:style-name="P3"><text:s text:c="6"/>&lt;/pais&gt;</text:p>
      <text:p text:style-name="P3"><text:s text:c="6"/>&lt;museo&gt;</text:p>
      <text:p text:style-name="P3"><text:s text:c="8"/>&lt;xsl:value-of select="@nome"/&gt;</text:p>
      <text:p text:style-name="P3"><text:s text:c="6"/>&lt;/museo&gt;</text:p>
      <text:p text:style-name="P3"><text:s text:c="4"/>&lt;/cidade&gt;</text:p>
      <text:p text:style-name="P3"><text:s text:c="2"/>&lt;/xsl:template&gt;</text:p>
      <text:p text:style-name="P3"/>
      <text:p text:style-name="P3">&lt;/xsl:stylesheet&gt;</text:p>
      <text:p text:style-name="P3"/>
      <text:p text:style-name="P1">D) Cambiar la estructura del documento:</text:p>
      <text:p text:style-name="P1"/>
      <text:p text:style-name="P3">&lt;?xml version="1.0" encoding="UTF-8"?&gt;</text:p>
      <text:p text:style-name="P3">&lt;xsl:stylesheet version="1.0" xmlns:xsl="http://www.w3.org/1999/XSL/Transform"&gt;</text:p>
      <text:p text:style-name="P3"/>
      <text:p text:style-name="P3"><text:s text:c="2"/>&lt;xsl:template match="/"&gt;</text:p>
      <text:p text:style-name="P3"><text:s text:c="4"/>&lt;lugares&gt;</text:p>
      <text:p text:style-name="P3"><text:s text:c="6"/>&lt;xsl:apply-templates/&gt;</text:p>
      <text:p text:style-name="P3"><text:s text:c="4"/>&lt;/lugares&gt;</text:p>
      <text:p text:style-name="P3"><text:s text:c="2"/>&lt;/xsl:template&gt;</text:p>
      <text:p text:style-name="P3"/>
      <text:p text:style-name="P3"><text:s text:c="2"/>&lt;xsl:template match="pais/cidade/museo"&gt;</text:p>
      <text:p text:style-name="P3"><text:s text:c="4"/>&lt;lugar tipo="museo"&gt;</text:p>
      <text:p text:style-name="P3"><text:s text:c="6"/>&lt;ubicacion nome="cidade"&gt;&lt;xsl:value-of select="../@nome"/&gt;&lt;/ubicacion&gt;</text:p>
      <text:p text:style-name="P3"><text:s text:c="6"/>&lt;ubicacion nome="pais"&gt;&lt;xsl:value-of select="../../@nombre"/&gt;&lt;/ubicacion&gt;</text:p>
      <text:p text:style-name="P3"><text:s text:c="6"/>&lt;nome&gt;&lt;xsl:value-of select="@nome"/&gt;&lt;/nome&gt;</text:p>
      <text:p text:style-name="P3"><text:s text:c="4"/>&lt;/lugar&gt;</text:p>
      <text:p text:style-name="P3"><text:s text:c="2"/>&lt;/xsl:template&gt;</text:p>
      <text:p text:style-name="P3"/>
      <text:p text:style-name="P3">&lt;/xsl:stylesheet&gt;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">E) Cambiar a estrutura do documento</text:p>
      <text:p text:style-name="P3"/>
      <text:p text:style-name="P3">&lt;?xml version="1.0" encoding="UTF-8"?&gt;</text:p>
      <text:p text:style-name="P3">&lt;xsl:stylesheet version="1.0" xmlns:xsl="http://www.w3.org/1999/XSL/Transform"&gt;</text:p>
      <text:p text:style-name="P3"><text:s text:c="2"/></text:p>
      <text:p text:style-name="P3"><text:s text:c="2"/>&lt;xsl:template match="/"&gt;</text:p>
      <text:p text:style-name="P3"><text:s text:c="4"/>&lt;lugares&gt;</text:p>
      <text:p text:style-name="P3"><text:s text:c="6"/>&lt;xsl:apply-templates select="//pais/cidade/museo"/&gt;</text:p>
      <text:p text:style-name="P3"><text:s text:c="4"/>&lt;/lugares&gt;</text:p>
      <text:p text:style-name="P3"><text:s text:c="2"/>&lt;/xsl:template&gt;</text:p>
      <text:p text:style-name="P3"/>
      <text:p text:style-name="P3"><text:s text:c="2"/>&lt;xsl:template match="museo"&gt;</text:p>
      <text:p text:style-name="P3"><text:s text:c="4"/>&lt;lugar tipo="museo"&gt;</text:p>
      <text:p text:style-name="P3"><text:s text:c="6"/>&lt;ubicacion nome="cidade"&gt;&lt;xsl:value-of select="../@nome"/&gt;&lt;/ubicacion&gt;</text:p>
      <text:p text:style-name="P3"><text:s text:c="6"/>&lt;ubicacion nome="pais"&gt;&lt;xsl:value-of select="../../@nombre"/&gt;&lt;/ubicacion&gt;</text:p>
      <text:p text:style-name="P3"><text:s text:c="6"/>&lt;nome&gt;&lt;xsl:value-of select="@nome"/&gt;&lt;/nome&gt;</text:p>
      <text:p text:style-name="P3"><text:s text:c="4"/>&lt;/lugar&gt;</text:p>
      <text:p text:style-name="P3"><text:s text:c="2"/>&lt;/xsl:template&gt;</text:p>
      <text:p text:style-name="P3"/>
      <text:p text:style-name="P3">&lt;/xsl:stylesheet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4T12:09:37.814000000</dc:date>
    <meta:editing-duration>PT10M32S</meta:editing-duration>
    <meta:editing-cycles>4</meta:editing-cycles>
    <meta:generator>LibreOffice/7.2.7.2$Windows_X86_64 LibreOffice_project/8d71d29d553c0f7dcbfa38fbfda25ee34cce99a2</meta:generator>
    <meta:document-statistic meta:table-count="0" meta:image-count="0" meta:object-count="0" meta:page-count="3" meta:paragraph-count="102" meta:word-count="184" meta:character-count="2895" meta:non-whitespace-character-count="2452"/>
  </office:meta>
</office:document-meta>
</file>